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hilanka" svg:font-family="Chilanka" style:font-pitch="variable"/>
    <style:font-face style:name="Fredoka One" svg:font-family="'Fredoka One'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Ubuntu Thin" svg:font-family="'Ubuntu Thi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f6491" draw:fill-color="#7f6491" draw:textarea-horizontal-align="justify" draw:textarea-vertical-align="middle" draw:auto-grow-height="false" fo:min-height="3.413cm" fo:min-width="2.983cm"/>
    </style:style>
    <style:style style:name="gr2" style:family="graphic" style:parent-style-name="standard">
      <style:graphic-properties svg:stroke-color="#7f6491" draw:fill="solid" draw:fill-color="#7f6491" draw:textarea-horizontal-align="justify" draw:textarea-vertical-align="middle" draw:auto-grow-height="false" fo:min-height="4.303cm" fo:min-width="4.241cm"/>
    </style:style>
    <style:style style:name="gr3" style:family="graphic" style:parent-style-name="standard">
      <style:graphic-properties svg:stroke-color="#7f6491" draw:fill-color="#7f6491" draw:textarea-horizontal-align="justify" draw:textarea-vertical-align="middle" draw:auto-grow-height="false" fo:min-height="2.719cm" fo:min-width="4.725cm"/>
    </style:style>
    <style:style style:name="gr4" style:family="graphic" style:parent-style-name="standard">
      <style:graphic-properties svg:stroke-color="#7f6491" draw:fill-color="#7f6491" draw:textarea-horizontal-align="justify" draw:textarea-vertical-align="middle" draw:auto-grow-height="false" fo:min-height="2.225cm" fo:min-width="2.584cm"/>
    </style:style>
    <style:style style:name="gr5" style:family="graphic" style:parent-style-name="standard">
      <style:graphic-properties draw:stroke="none" svg:stroke-color="#000000" draw:fill="none" draw:fill-color="#ffffff" fo:min-height="2.552cm"/>
      <style:paragraph-properties style:writing-mode="lr-tb"/>
    </style:style>
    <style:style style:name="P1" style:family="paragraph">
      <loext:graphic-properties draw:fill-color="#7f6491"/>
      <style:paragraph-properties fo:text-align="center"/>
    </style:style>
    <style:style style:name="P2" style:family="paragraph">
      <loext:graphic-properties draw:fill="solid" draw:fill-color="#7f6491"/>
      <style:paragraph-properties fo:text-align="center"/>
    </style:style>
    <style:style style:name="P3" style:family="paragraph">
      <style:text-properties fo:color="#dfcfea" style:font-name="Fredoka One" fo:font-size="19.7999992370605pt"/>
    </style:style>
    <style:style style:name="P4" style:family="paragraph">
      <loext:graphic-properties draw:fill="none" draw:fill-color="#ffffff"/>
      <style:text-properties fo:color="#dfcfea" style:font-name="Fredoka One" fo:font-size="19.7999992370605pt" fo:background-color="#4d3658"/>
    </style:style>
    <style:style style:name="T1" style:family="text">
      <style:text-properties fo:color="#dfcfea" style:font-name="Fredoka One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25cm" svg:height="5.179cm" svg:x="3.07cm" svg:y="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703cm" svg:height="6.439cm" svg:x="5.532cm" svg:y="0.5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7.387cm" svg:height="4.199cm" svg:x="8.952cm" svg:y="2.4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4.36cm" svg:height="3.499cm" svg:x="0.762cm" svg:y="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0.719cm" svg:height="2.802cm" svg:x="3.505cm" svg:y="3.294cm">
          <draw:text-box>
            <text:p text:style-name="P3"><text:span text:style-name="T1">Poll Buddy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hilanka" svg:font-family="Chilanka" style:font-pitch="variable"/>
    <style:font-face style:name="Fredoka One" svg:font-family="'Fredoka One'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Ubuntu Thin" svg:font-family="'Ubuntu Thi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06T18:55:00.186029373</meta:creation-date>
    <dc:date>2020-03-03T20:00:49.625000000</dc:date>
    <meta:editing-duration>PT38M24S</meta:editing-duration>
    <meta:editing-cycles>7</meta:editing-cycles>
    <meta:generator>LibreOffice/6.4.0.3$Windows_X86_64 LibreOffice_project/b0a288ab3d2d4774cb44b62f04d5d28733ac6df8</meta:generator>
    <meta:document-statistic meta:object-count="5"/>
  </office:meta>
</office:document-meta>
</file>